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481" officeooo:paragraph-rsid="000b8481"/>
    </style:style>
    <style:style style:name="P2" style:family="paragraph" style:parent-style-name="Standard">
      <style:text-properties officeooo:rsid="000d4172" officeooo:paragraph-rsid="000d4172"/>
    </style:style>
    <style:style style:name="P3" style:family="paragraph" style:parent-style-name="Standard">
      <style:text-properties officeooo:paragraph-rsid="000d4172"/>
    </style:style>
    <style:style style:name="P4" style:family="paragraph" style:parent-style-name="Standard">
      <style:text-properties officeooo:rsid="000b8481" officeooo:paragraph-rsid="000b8481"/>
    </style:style>
    <style:style style:name="P5" style:family="paragraph" style:parent-style-name="Standard">
      <style:text-properties officeooo:rsid="000b8481" officeooo:paragraph-rsid="001002df"/>
    </style:style>
    <style:style style:name="P6" style:family="paragraph" style:parent-style-name="Standard">
      <style:text-properties officeooo:rsid="000b8481" officeooo:paragraph-rsid="00115160"/>
    </style:style>
    <style:style style:name="P7" style:family="paragraph" style:parent-style-name="Standard">
      <style:text-properties officeooo:rsid="000b8481" officeooo:paragraph-rsid="00155dd8"/>
    </style:style>
    <style:style style:name="P8" style:family="paragraph" style:parent-style-name="Standard">
      <style:text-properties officeooo:rsid="00115160" officeooo:paragraph-rsid="00115160"/>
    </style:style>
    <style:style style:name="P9" style:family="paragraph" style:parent-style-name="Standard">
      <style:text-properties officeooo:rsid="000d4172" officeooo:paragraph-rsid="000d4172"/>
    </style:style>
    <style:style style:name="P10" style:family="paragraph" style:parent-style-name="Standard">
      <style:text-properties officeooo:rsid="001264bd" officeooo:paragraph-rsid="00115160"/>
    </style:style>
    <style:style style:name="P11" style:family="paragraph" style:parent-style-name="Standard">
      <style:text-properties officeooo:rsid="001264bd" officeooo:paragraph-rsid="001264bd"/>
    </style:style>
    <style:style style:name="P12" style:family="paragraph" style:parent-style-name="Standard">
      <style:text-properties officeooo:rsid="0014c649" officeooo:paragraph-rsid="0014c649"/>
    </style:style>
    <style:style style:name="P13" style:family="paragraph" style:parent-style-name="Standard">
      <style:text-properties officeooo:rsid="00174c1a" officeooo:paragraph-rsid="00174c1a"/>
    </style:style>
    <style:style style:name="P14" style:family="paragraph" style:parent-style-name="Standard">
      <style:text-properties officeooo:rsid="00183729" officeooo:paragraph-rsid="00183729"/>
    </style:style>
    <style:style style:name="P15" style:family="paragraph" style:parent-style-name="Standard">
      <style:text-properties officeooo:paragraph-rsid="00183729"/>
    </style:style>
    <style:style style:name="P16" style:family="paragraph" style:parent-style-name="Text_20_body">
      <style:text-properties officeooo:rsid="00115160" officeooo:paragraph-rsid="000b8481"/>
    </style:style>
    <style:style style:name="T1" style:family="text">
      <style:text-properties officeooo:rsid="000d4172"/>
    </style:style>
    <style:style style:name="T2" style:family="text">
      <style:text-properties officeooo:rsid="00115160"/>
    </style:style>
    <style:style style:name="T3" style:family="text">
      <style:text-properties officeooo:rsid="0014c670"/>
    </style:style>
    <style:style style:name="T4" style:family="text">
      <style:text-properties officeooo:rsid="00155dd8"/>
    </style:style>
    <style:style style:name="T5" style:family="text">
      <style:text-properties officeooo:rsid="001785ff"/>
    </style:style>
    <style:style style:name="T6" style:family="text">
      <style:text-properties officeooo:rsid="00183729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837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imon Chen</text:p>
      <text:p text:style-name="P1">Intro To OS</text:p>
      <text:p text:style-name="P1">Homework 2</text:p>
      <text:p text:style-name="P1">Spring 2017</text:p>
      <text:p text:style-name="P1"/>
      <text:p text:style-name="P1">1)</text:p>
      <text:p text:style-name="P1"/>
      <text:p text:style-name="P16">the <text:span text:style-name="Source_20_Text">$</text:span> prefix is for immidiates (constants), and the <text:span text:style-name="Source_20_Text">%</text:span> prefix is for registers (they are <text:span text:style-name="Emphasis">required*</text:span>).</text:p>
      <text:p text:style-name="P1"><text:s text:c="3"/>[f000:fff0] <text:s text:c="3"/>0xffff0:<text:tab/>ljmp <text:s text:c="2"/>$0xf000,$0xe05b </text:p>
      <text:p text:style-name="P1"><text:tab/><text:tab/></text:p>
      <text:p text:style-name="P1"><text:s text:c="3"/>0xfe05b:<text:tab/>cmpl <text:s text:c="2"/>$0x0,%cs:0x6574 </text:p>
      <text:p text:style-name="P5"><text:s text:c="3"/><text:tab/><text:span text:style-name="T2">Compare check if the value at x6574 is 0</text:span></text:p>
      <text:p text:style-name="P5"><text:tab/></text:p>
      <text:p text:style-name="P5"><text:s text:c="3"/>0xfe062:<text:tab/>jne <text:s text:c="3"/>0xfd2b6 </text:p>
      <text:p text:style-name="P5"><text:s text:c="3"/><text:tab/><text:span text:style-name="T2">jump into fd2b6 if value at x6574 is not 0; </text:span></text:p>
      <text:p text:style-name="P5"><text:tab/><text:span text:style-name="T3">Since next memeory locaiton is still fe066, it didn't jump</text:span></text:p>
      <text:p text:style-name="P5"/>
      <text:p text:style-name="P5"><text:s text:c="3"/>0xfe066:<text:tab/>xor <text:s text:c="3"/>%ax,%ax </text:p>
      <text:p text:style-name="P5"><text:tab/><text:span text:style-name="T2">Checks if %ax, %ax are different</text:span></text:p>
      <text:p text:style-name="P5"><text:tab/><text:span text:style-name="T3">They are the same thing, so the xor returns a false</text:span></text:p>
      <text:p text:style-name="P5"><text:s text:c="3"/></text:p>
      <text:p text:style-name="P5"><text:s text:c="3"/>0xfe068:<text:tab/>mov <text:s text:c="3"/>%ax,%ss </text:p>
      <text:p text:style-name="P6"><text:span text:style-name="T2"><text:tab/>mov %ss into %ax</text:span> <text:s text:c="2"/><text:tab/></text:p>
      <text:p text:style-name="P5"><text:tab/><text:span text:style-name="T4">Moves the value at ss (segment register) into the register ax </text:span></text:p>
      <text:p text:style-name="P5"/>
      <text:p text:style-name="P5"><text:tab/><text:span text:style-name="T4">Skipped because the previous condition was false</text:span></text:p>
      <text:p text:style-name="P5"/>
      <text:p text:style-name="P5"><text:s text:c="3"/>0xfe06a:<text:tab/>mov <text:s text:c="3"/>$0x7000,%esp </text:p>
      <text:p text:style-name="P7"><text:tab/><text:span text:style-name="T4">move %esp into $0x70000</text:span></text:p>
      <text:p text:style-name="P7"><text:tab/><text:span text:style-name="T4">Moves</text:span> <text:s/><text:span text:style-name="T4">value in %esp(stack pointer) into 0x7000</text:span></text:p>
      <text:p text:style-name="P5"/>
      <text:p text:style-name="P5"><text:s text:c="3"/>0xfe070:<text:tab/>mov <text:s text:c="3"/>$0xf3c24,%edx </text:p>
      <text:p text:style-name="P7"><text:span text:style-name="T4"><text:tab/>move %edx into $0xf3c24</text:span></text:p>
      <text:p text:style-name="P7"><text:tab/><text:span text:style-name="T4">Moves</text:span> <text:s/><text:span text:style-name="T4">value in %edx(data) into 0xf3c24</text:span></text:p>
      <text:p text:style-name="P7"><text:tab/></text:p>
      <text:p text:style-name="P5"><text:s text:c="3"/>0xfe076:<text:tab/>jmp <text:s text:c="3"/>0xfd124 </text:p>
      <text:p text:style-name="P1"><text:tab/><text:span text:style-name="T2">jump into fd124</text:span></text:p>
      <text:p text:style-name="P1"/>
      <text:p text:style-name="P1">Assumed unconditional control jump transfer; so the next control <text:s/>transfer instruction <text:s/></text:p>
      <text:p text:style-name="P1"/>
      <text:p text:style-name="P2">2)</text:p>
      <text:p text:style-name="P2">At what point does the processor start executing 32-bit code? What exactly causes the switch from 16 to 32-bit mode?</text:p>
      <text:p text:style-name="P2"/>
      <text:p text:style-name="P2"><text:tab/>It transitions from executing 16-bit code to 32-bit when it performs mov <text:span text:style-name="T5">&amp;</text:span>cr0,<text:span text:style-name="T5">&amp;</text:span> eax</text:p>
      <text:p text:style-name="P2"/>
      <text:p text:style-name="P2">What is the last instruction of the boot loader executed, and what is the first instruction of the kernel it just loaded?</text:p>
      <text:p text:style-name="P2"><text:soft-page-break/></text:p>
      <text:p text:style-name="P15"><text:span text:style-name="T8"><text:tab/>The last instruction of the boot loader is </text:span><text:span text:style-name="Source_20_Text"><text:span text:style-name="T7">0x7d61: call 0x10018. </text:span></text:span><text:span text:style-name="Source_20_Text"><text:span text:style-name="T8">The first instruction from the kernet is </text:span></text:span><text:span text:style-name="Source_20_Text"><text:span text:style-name="T7">movw $0x1234,0x472.</text:span></text:span></text:p>
      <text:p text:style-name="P2"/>
      <text:p text:style-name="P2">How does the boot loader decide how many sectors it must read in order to fetch the entire kernel from disk? Where does it find this information?</text:p>
      <text:p text:style-name="P2"><text:tab/></text:p>
      <text:p text:style-name="P2"><text:tab/><text:span text:style-name="T6">It depends the sectors by reading into the kernel file. It starts at 0x10000c and reads into the kernel's first 8; so 8 sectors. <text:tab/>The kernel has an ELF header at the boot loader uses to read.</text:span></text:p>
      <text:p text:style-name="P8"/>
      <text:p text:style-name="P14">EIP &amp; CS</text:p>
      <text:p text:style-name="P14">ljmp <text:s text:c="2"/>$0xf000,$0xe05b</text:p>
      <text:p text:style-name="P14"><text:tab/>eip <text:s text:c="11"/>0xfff0<text:tab/>0xfff0</text:p>
      <text:p text:style-name="P14"><text:tab/>cs <text:s text:c="12"/>0xf000<text:tab/>61440</text:p>
      <text:p text:style-name="P14"/>
      <text:p text:style-name="P14">0xfe05b:<text:tab/>cmpl <text:s text:c="2"/>$0x0,%cs:0x6574</text:p>
      <text:p text:style-name="P14"><text:tab/>eip <text:s text:c="11"/>0xe05b<text:tab/>0xe05b</text:p>
      <text:p text:style-name="P14"><text:tab/>cs <text:s text:c="12"/>0xf000<text:tab/>61440<text:tab/></text:p>
      <text:p text:style-name="P8">3)</text:p>
      <text:p text:style-name="P10"/>
      <text:p text:style-name="P10"/>
      <text:p text:style-name="P13">Assume int a[4] is stored at memory location 0x40000 first</text:p>
      <text:p text:style-name="P11">void</text:p>
      <text:p text:style-name="P11">f(void) <text:s text:c="72"/></text:p>
      <text:p text:style-name="P11">{</text:p>
      <text:p text:style-name="P11"><text:s text:c="4"/>int a[4]; <text:s/><text:tab/><text:tab/><text:tab/><text:tab/></text:p>
      <text:p text:style-name="P11"><text:s text:c="4"/>int *b = malloc(16);</text:p>
      <text:p text:style-name="P11"><text:s text:c="4"/>int *c;</text:p>
      <text:p text:style-name="P11"><text:s text:c="4"/>int i;</text:p>
      <text:p text:style-name="P11"/>
      <text:p text:style-name="P11"><text:s text:c="4"/>printf("1: a = %p, b = %p, c = %p\n", a, b, c);</text:p>
      <text:p text:style-name="P11"/>
      <text:p text:style-name="P11"><text:s text:c="4"/>c = a;</text:p>
      <text:p text:style-name="P11"><text:s text:c="4"/>for (i = 0; i &lt; 4; i++)</text:p>
      <text:p text:style-name="P11"><text:tab/> <text:s text:c="2"/>a[i] = 100 + i;</text:p>
      <text:p text:style-name="P11"><text:s text:c="4"/>c[0] = 200;</text:p>
      <text:p text:style-name="P11"><text:s text:c="4"/>printf("2: a[0] = %d, a[1] = %d, a[2] = %d, a[3] = %d\n",</text:p>
      <text:p text:style-name="P11"><text:tab/> <text:s text:c="2"/>a[0], a[1], a[2], a[3]);</text:p>
      <text:p text:style-name="P11"/>
      <text:p text:style-name="P11"><text:s text:c="4"/>c[1] = 300;</text:p>
      <text:p text:style-name="P11"><text:s text:c="4"/>*(c + 2) = 301;</text:p>
      <text:p text:style-name="P11"><text:s text:c="4"/>3[c] = 302;</text:p>
      <text:p text:style-name="P11"><text:s text:c="4"/>printf("3: a[0] = %d, a[1] = %d, a[2] = %d, a[3] = %d\n",</text:p>
      <text:p text:style-name="P11"><text:tab/> <text:s text:c="2"/>a[0], a[1], a[2], a[3]);</text:p>
      <text:p text:style-name="P11"/>
      <text:p text:style-name="P11"><text:s text:c="4"/>c = c + 1;</text:p>
      <text:p text:style-name="P11"><text:s text:c="4"/>*c = 400;</text:p>
      <text:p text:style-name="P11"><text:s text:c="4"/>printf("4: a[0] = %d, a[1] = %d, a[2] = %d, a[3] = %d\n",</text:p>
      <text:p text:style-name="P11"><text:tab/> <text:s text:c="2"/>a[0], a[1], a[2], a[3]);</text:p>
      <text:p text:style-name="P11"><text:soft-page-break/></text:p>
      <text:p text:style-name="P11"><text:s text:c="4"/>c = (int *) ((char *) c + 1);</text:p>
      <text:p text:style-name="P11"><text:s text:c="4"/>*c = 500;</text:p>
      <text:p text:style-name="P2"/>
      <text:p text:style-name="P12">f:</text:p>
      <text:p text:style-name="P13">Instruction | <text:s/>Mem. Location | <text:s text:c="2"/></text:p>
      <text:p text:style-name="P12"><text:tab/></text:p>
      <text:p text:style-name="P12"/>
      <text:p text:style-name="P2">4)</text:p>
      <text:p text:style-name="P3"><text:span text:style-name="T1">The kernel starts at 0xf0100000 which is passed to the readseg function. It turns into </text:span>0xFFFFFF, <text:span text:style-name="T1">because it loads the kernel text program. The first 8 words contains the first 8 words of the kernel program. The second break point is because of the newer computer architecture. It'll need to switch from old to ne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21:43:16.592736182</meta:creation-date>
    <dc:date>2017-02-26T21:30:41.655454156</dc:date>
    <meta:editing-duration>PT2M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79" meta:word-count="517" meta:character-count="3058" meta:non-whitespace-character-count="2284"/>
  </office:meta>
</office:document-meta>
</file>